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solid" draw:fill-color="#66ccff" draw:textarea-horizontal-align="justify" draw:textarea-vertical-align="middle" draw:auto-grow-height="false" fo:min-height="1.909cm" fo:min-width="3.6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17.891cm" svg:x2="19.034cm" svg:y2="17.891cm">
          <text:p/>
        </draw:line>
        <draw:custom-shape draw:style-name="gr2" draw:text-style-name="P3" draw:layer="layout" svg:width="4.191cm" svg:height="2.159cm" svg:x="1.762cm" svg:y="18.272cm">
          <text:p text:style-name="P2">c++1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91cm" svg:height="2.159cm" svg:x="6.334cm" svg:y="18.272cm">
          <text:p text:style-name="P2">cpp_co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00:02:13.267557819</meta:creation-date>
    <dc:date>2020-05-21T00:06:48.977513206</dc:date>
    <meta:editing-duration>PT4M34S</meta:editing-duration>
    <meta:editing-cycles>3</meta:editing-cycles>
    <meta:generator>LibreOffice/5.1.6.2$Linux_X86_64 LibreOffice_project/10m0$Build-2</meta:generator>
    <meta:document-statistic meta:object-count="3"/>
  </office:meta>
</office:document-meta>
</file>